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2" style:family="paragraph">
      <style:paragraph-properties fo:break-before="page" fo:text-align="justify"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2" style:parent-style-name="Párrafodelista" style:family="paragraph">
      <style:paragraph-properties fo:text-align="justify"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color="#000000"/>
    </style:style>
    <style:style style:name="P3" style:parent-style-name="Normal" style:family="paragraph">
      <style:paragraph-properties fo:text-align="justify" fo:margin-bottom="0in" fo:margin-left="0.5in">
        <style:tab-stops/>
      </style:paragraph-properties>
    </style:style>
    <style:style style:name="P4" style:parent-style-name="Normal" style:family="paragraph">
      <style:paragraph-properties fo:text-align="justify" fo:margin-bottom="0in" fo:margin-left="0.5in">
        <style:tab-stops/>
      </style:paragraph-properties>
    </style:style>
    <style:style style:name="P5" style:parent-style-name="Normal" style:family="paragraph">
      <style:paragraph-properties fo:text-align="justify" fo:margin-bottom="0in" fo:margin-left="0.5in">
        <style:tab-stops/>
      </style:paragraph-properties>
    </style:style>
    <style:style style:name="P6" style:parent-style-name="Normal" style:family="paragraph">
      <style:paragraph-properties fo:text-align="justify" fo:margin-bottom="0in" fo:margin-left="0.5in">
        <style:tab-stops/>
      </style:paragraph-properties>
    </style:style>
    <style:style style:name="P7" style:parent-style-name="Normal" style:family="paragraph">
      <style:paragraph-properties fo:text-align="justify" fo:margin-bottom="0in" fo:margin-left="0.5in">
        <style:tab-stops/>
      </style:paragraph-properties>
    </style:style>
    <style:style style:name="P8" style:parent-style-name="Normal" style:family="paragraph">
      <style:paragraph-properties fo:text-align="justify" fo:margin-bottom="0.1388in" fo:margin-left="0.5in">
        <style:tab-stops/>
      </style:paragraph-properties>
    </style:style>
    <style:style style:name="P9" style:parent-style-name="Párrafodelista" style:list-style-name="LFO2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2" text:continue-numbering="true">
        <text:list-item>
          <text:p text:style-name="P1">Diagrama de burbujas:</text:p>
        </text:list-item>
      </text:list>
      <text:p text:style-name="P2"/>
      <text:p text:style-name="P3"><draw:frame draw:style-name="a0" draw:name="drawing" text:anchor-type="as-char" svg:x="0in" svg:y="0in" svg:width="5.44792in" svg:height="0.96875in" style:rel-width="scale" style:rel-height="scale"><draw:image xlink:href="media/image1.png" xlink:type="simple" xlink:show="embed" xlink:actuate="onLoad"/><svg:title/><svg:desc/></draw:frame></text:p>
      <text:p text:style-name="P4"><draw:frame draw:style-name="a1" draw:name="drawing" text:anchor-type="as-char" svg:x="0in" svg:y="0in" svg:width="5.96875in" svg:height="6.72917in" style:rel-width="scale" style:rel-height="scale"><draw:image xlink:href="media/image2.png" xlink:type="simple" xlink:show="embed" xlink:actuate="onLoad"/><svg:title/><svg:desc/></draw:frame></text:p>
      <text:p text:style-name="P5"><draw:frame draw:style-name="a2" draw:name="drawing" text:anchor-type="as-char" svg:x="0in" svg:y="0in" svg:width="6.23958in" svg:height="6.48958in" style:rel-width="scale" style:rel-height="scale"><draw:image xlink:href="media/image2.png" xlink:type="simple" xlink:show="embed" xlink:actuate="onLoad"/><svg:title/><svg:desc/></draw:frame></text:p>
      <text:p text:style-name="P6"><draw:frame draw:style-name="a3" draw:name="drawing" text:anchor-type="as-char" svg:x="0in" svg:y="0in" svg:width="6.04167in" svg:height="6.40625in" style:rel-width="scale" style:rel-height="scale"><draw:image xlink:href="media/image3.png" xlink:type="simple" xlink:show="embed" xlink:actuate="onLoad"/><svg:title/><svg:desc/></draw:frame></text:p>
      <text:p text:style-name="P7"><draw:frame draw:style-name="a4" draw:name="drawing" text:anchor-type="as-char" svg:x="0in" svg:y="0in" svg:width="5.78125in" svg:height="1.30208in" style:rel-width="scale" style:rel-height="scale"><draw:image xlink:href="media/image4.png" xlink:type="simple" xlink:show="embed" xlink:actuate="onLoad"/><svg:title/><svg:desc/></draw:frame></text:p>
      <text:p text:style-name="P8"><draw:frame draw:style-name="a5" draw:name="drawing" text:anchor-type="as-char" svg:x="0in" svg:y="0in" svg:width="5.9375in" svg:height="2.59375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9">Jerarquía de puntos de Vista:</text:p>
        </text:list-item>
      </text:list>
      <text:p text:style-name="Párrafodelista"><draw:frame draw:style-name="a6" draw:name="drawing" text:anchor-type="as-char" svg:x="0in" svg:y="0in" svg:width="6.6875in" svg:height="5.01042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anuel Sotomayor Beltran</meta:initial-creator>
    <dc:creator>Carlos Manuel Sotomayor Beltran</dc:creator>
    <meta:creation-date>2025-12-09T11:47:00Z</meta:creation-date>
    <dc:date>2025-12-09T11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10" meta:character-count="66" meta:row-count="1" meta:non-whitespace-character-count="57"/>
  </office:meta>
</office:document-meta>
</file>